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Lijstalinea" style:list-style-name="L1"/>
    <style:style style:name="P4" style:family="paragraph" style:parent-style-name="Lijstalinea" style:list-style-name="L1">
      <style:text-properties officeooo:paragraph-rsid="000ca1bb"/>
    </style:style>
    <style:style style:name="P5" style:family="paragraph" style:parent-style-name="Lijstalinea">
      <style:text-properties officeooo:paragraph-rsid="000ca1bb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text-properties fo:language="en" fo:country="US" officeooo:rsid="000ca1bb" officeooo:paragraph-rsid="000ca1bb"/>
    </style:style>
    <style:style style:name="P8" style:family="paragraph" style:parent-style-name="Standard">
      <style:text-properties officeooo:paragraph-rsid="000ca1bb"/>
    </style:style>
    <style:style style:name="P9" style:family="paragraph" style:parent-style-name="Standard">
      <style:text-properties fo:font-weight="bold" officeooo:paragraph-rsid="000ca1bb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ca1bb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Honke de Par Blog</text:span></text:p>
      <text:p text:style-name="Standard">Test planning</text:p>
      <text:p text:style-name="P1">Tjitze de Boer</text:p>
      <text:p text:style-name="P1"/>
      <text:p text:style-name="P1">Please answer each question with at least a yes or no.</text:p>
      <text:p text:style-name="P1"/>
      <text:p text:style-name="P1">Username: Honke</text:p>
      <text:p text:style-name="P1">Password: ZoalsHetOoitWas4444</text:p>
      <text:p text:style-name="P1"/>
      <text:p text:style-name="P2">Index</text:p>
      <text:p text:style-name="P1">Is the date in the top left corner the date of today?<text:tab/><text:tab/>yes</text:p>
      <text:p text:style-name="P1">Is there a short saying beneath “Wenk van de week”?<text:tab/>yes</text:p>
      <text:p text:style-name="P1"/>
      <text:p text:style-name="Standard"><text:span text:style-name="Standaardalinea-lettertype"><text:span text:style-name="T2">Login</text:span></text:span><text:span text:style-name="Standaardalinea-lettertype"><text:span text:style-name="T1">.</text:span></text:span></text:p>
      <text:p text:style-name="P1">Can you login with the given username and password?<text:tab/>yes</text:p>
      <text:p text:style-name="P1">When you’re logged in can you insert and logout links?<text:tab/>yes</text:p>
      <text:p text:style-name="P1"/>
      <text:p text:style-name="Standard"><text:span text:style-name="Standaardalinea-lettertype"><text:span text:style-name="T2">Insert</text:span></text:span><text:span text:style-name="Standaardalinea-lettertype"><text:span text:style-name="T1">.</text:span></text:span></text:p>
      <text:p text:style-name="P1">Can you submit an empty form?<text:tab/>no</text:p>
      <text:p text:style-name="P1">When submitting a new ‘wenk’ does the one in the header change to the new one?<text:tab/>yes</text:p>
      <text:p text:style-name="P1">Inside the text field of the blogpost can you make the text you select bold or italic by clicking one of the buttons?<text:tab/>yes</text:p>
      <text:p text:style-name="P1">When submitting a new blogpost are you redirected to another page? yes</text:p>
      <text:p text:style-name="P1"/>
      <text:p text:style-name="P2">Index/blog.</text:p>
      <text:p text:style-name="P1">Does this page show the latest blogpost?<text:tab/><text:tab/>yes</text:p>
      <text:p text:style-name="P1">Does the list of titles on the right side go from new to old?<text:tab/><text:tab/>yes</text:p>
      <text:p text:style-name="P1">Does it show the month in which you made the post?<text:tab/><text:tab/>yes</text:p>
      <text:p text:style-name="P1">Does clicking on one of those title bring you to a page where you can see the whole post?<text:tab/>yes</text:p>
      <text:p text:style-name="P1"/>
      <text:p text:style-name="P2">Oude Wenken.</text:p>
      <text:p text:style-name="P1">Can you see the entries here?<text:tab/><text:tab/><text:tab/>yes</text:p>
      <text:p text:style-name="P1">Are the entries displayed from new to old?<text:tab/>yes</text:p>
      <text:p text:style-name="P1">At the bottom of the list can you click on the links to view even earlier entries and go back again?<text:tab/>yes</text:p>
      <text:p text:style-name="P1"/>
      <text:p text:style-name="P2">Logout</text:p>
      <text:p text:style-name="P1">When clicking the logout link are you redirected to the index page?<text:tab/><text:tab/>yes</text:p>
      <text:p text:style-name="P1">Is the link to the insert page gone?<text:tab/><text:tab/>yes</text:p>
      <text:p text:style-name="P1"/>
      <text:p text:style-name="P9"><text:span text:style-name="T3">Proposed adjustments:</text:span></text:p>
      <text:p text:style-name="P8"/>
      <text:list xml:id="list2615931893" text:style-name="L1">
        <text:list-item>
          <text:p text:style-name="P4">Kan ik nadat ik een wenk ingevoerd heb deze nog wijzigen? Dit zou wel mogelijk moeten zijn.</text:p>
        </text:list-item>
      </text:list>
      <text:p text:style-name="P8"/>
      <text:list xml:id="list121352491032299" text:continue-numbering="true" text:style-name="L1">
        <text:list-item>
          <text:p text:style-name="P4">Hetzelfde geldt voor de blog. </text:p>
        </text:list-item>
      </text:list>
      <text:p text:style-name="P8"/>
      <text:list xml:id="list121351305410342" text:continue-numbering="true" text:style-name="L1">
        <text:list-item>
          <text:p text:style-name="P4">Verwijderen moet ook mogelijk zijn</text:p>
        </text:list-item>
      </text:list>
      <text:p text:style-name="P5"/>
      <text:p text:style-name="P7"><text:s text:c="6"/>-<text:tab/>Tekst voor “het waarom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jstalinea" style:family="paragraph" style:parent-style-name="Standard">
      <style:paragraph-properties fo:margin-left="1.27cm" fo:margin-right="0cm" fo:margin-top="0cm" fo:margin-bottom="0cm" loext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Standaardalinea-lettertype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2-02-01T10:33:00Z</meta:creation-date>
    <dc:date>2022-02-07T12:13:50.825000000</dc:date>
    <meta:editing-cycles>3</meta:editing-cycles>
    <meta:editing-duration>P6DT36M22S</meta:editing-duration>
    <meta:document-statistic meta:table-count="0" meta:image-count="0" meta:object-count="0" meta:page-count="1" meta:paragraph-count="34" meta:word-count="288" meta:character-count="1487" meta:non-whitespace-character-count="1221"/>
    <meta:template xlink:type="simple" xlink:actuate="onRequest" xlink:title="" xlink:href="Normal.dotm"/>
  </office:meta>
</office:document-meta>
</file>